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 Sans1" svg:font-family="'Open Sans'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loext:graphic-properties draw:fill="none"/>
      <style:paragraph-properties fo:margin-left="8.601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font-name="Times New Roman" fo:font-size="12pt" fo:letter-spacing="normal" fo:language="uk" fo:country="UA" fo:font-style="normal" fo:font-weight="normal" officeooo:paragraph-rsid="00254e10" style:font-size-asian="12pt" style:font-weight-asian="normal" style:font-size-complex="12pt" style:font-weight-complex="normal"/>
    </style:style>
    <style:style style:name="P2" style:family="paragraph" style:parent-style-name="Standard">
      <style:text-properties officeooo:rsid="001551d8" officeooo:paragraph-rsid="00155499"/>
    </style:style>
    <style:style style:name="P3" style:family="paragraph" style:parent-style-name="Standard">
      <style:text-properties officeooo:rsid="001551d8" officeooo:paragraph-rsid="001e62cf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551d8" officeooo:paragraph-rsid="0023caa9"/>
    </style:style>
    <style:style style:name="P5" style:family="paragraph" style:parent-style-name="Standard">
      <style:text-properties officeooo:rsid="001909b9" officeooo:paragraph-rsid="001909b9"/>
    </style:style>
    <style:style style:name="P6" style:family="paragraph" style:parent-style-name="Standard">
      <style:text-properties officeooo:rsid="001ac126" officeooo:paragraph-rsid="001ac126"/>
    </style:style>
    <style:style style:name="P7" style:family="paragraph" style:parent-style-name="Standard">
      <style:paragraph-properties fo:text-align="center" style:justify-single-word="false"/>
      <style:text-properties officeooo:rsid="001ac126" officeooo:paragraph-rsid="001ac126"/>
    </style:style>
    <style:style style:name="P8" style:family="paragraph" style:parent-style-name="Standard">
      <style:text-properties officeooo:rsid="00204d65" officeooo:paragraph-rsid="00204d65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23caa9"/>
    </style:style>
    <style:style style:name="P10" style:family="paragraph" style:parent-style-name="Standard">
      <loext:graphic-properties draw:fill="none"/>
      <style:paragraph-properties fo:margin-left="8.601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Times New Roman" fo:font-size="12pt" fo:language="uk" fo:country="UA" officeooo:paragraph-rsid="00254e10" style:font-size-asian="12pt" style:font-size-complex="12pt"/>
    </style:style>
    <style:style style:name="P11" style:family="paragraph">
      <style:text-properties fo:language="uk" fo:country="UA"/>
    </style:style>
    <style:style style:name="P12" style:family="paragraph" style:list-style-name="WWNum2">
      <style:text-properties fo:language="uk" fo:country="UA"/>
    </style:style>
    <style:style style:name="P13" style:family="paragraph" style:list-style-name="WWNum2"/>
    <style:style style:name="P14" style:family="paragraph" style:parent-style-name="Standard">
      <loext:graphic-properties draw:fill="none"/>
      <style:paragraph-properties fo:margin-left="8.601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font-size="12pt" officeooo:paragraph-rsid="00254e10" style:font-size-asian="12pt" style:font-size-complex="12pt"/>
    </style:style>
    <style:style style:name="P15" style:family="paragraph" style:parent-style-name="Standard">
      <loext:graphic-properties draw:fill="none"/>
      <style:paragraph-properties fo:margin-left="8.601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font-size="12pt" officeooo:paragraph-rsid="0026e7b6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8.601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fo:font-size="12pt" fo:font-weight="normal" officeooo:paragraph-rsid="00254e10" style:font-size-asian="12pt" style:font-weight-asian="normal" style:font-size-complex="12pt" style:font-weight-complex="normal"/>
    </style:style>
    <style:style style:name="T1" style:family="text">
      <style:text-properties officeooo:rsid="00155499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55499"/>
    </style:style>
    <style:style style:name="T4" style:family="text">
      <style:text-properties fo:color="#c9211e" loext:opacity="100%" officeooo:rsid="002c7bd5"/>
    </style:style>
    <style:style style:name="T5" style:family="text">
      <style:text-properties fo:color="#c9211e" loext:opacity="100%" officeooo:rsid="002d8061"/>
    </style:style>
    <style:style style:name="T6" style:family="text">
      <style:text-properties fo:color="#c9211e" loext:opacity="100%" officeooo:rsid="001ac126"/>
    </style:style>
    <style:style style:name="T7" style:family="text">
      <style:text-properties officeooo:rsid="0017f287"/>
    </style:style>
    <style:style style:name="T8" style:family="text">
      <style:text-properties officeooo:rsid="00184bf6"/>
    </style:style>
    <style:style style:name="T9" style:family="text">
      <style:text-properties officeooo:rsid="001ac126"/>
    </style:style>
    <style:style style:name="T10" style:family="text">
      <style:text-properties officeooo:rsid="001bec0d"/>
    </style:style>
    <style:style style:name="T11" style:family="text">
      <style:text-properties officeooo:rsid="001c665c"/>
    </style:style>
    <style:style style:name="T12" style:family="text">
      <style:text-properties officeooo:rsid="001e62cf"/>
    </style:style>
    <style:style style:name="T13" style:family="text">
      <style:text-properties officeooo:rsid="00205e57"/>
    </style:style>
    <style:style style:name="T14" style:family="text">
      <style:text-properties officeooo:rsid="00211f22"/>
    </style:style>
    <style:style style:name="T15" style:family="text">
      <style:text-properties style:font-name="Times New Roman" fo:font-size="14pt" fo:language="uk" fo:country="UA" style:font-size-asian="14pt" style:font-size-complex="14pt"/>
    </style:style>
    <style:style style:name="T16" style:family="text">
      <style:text-properties style:font-name="Times New Roman" fo:font-size="14pt" fo:language="uk" fo:country="UA" officeooo:rsid="0026e7b6" style:font-size-asian="14pt" style:font-size-complex="14pt"/>
    </style:style>
    <style:style style:name="T17" style:family="text">
      <style:text-properties style:font-name="Times New Roman" fo:font-size="14pt" fo:language="uk" fo:country="UA" officeooo:rsid="00279847" style:font-size-asian="14pt" style:font-size-complex="14pt"/>
    </style:style>
    <style:style style:name="T18" style:family="text">
      <style:text-properties style:font-name="Times New Roman" fo:font-size="14pt" fo:language="uk" fo:country="UA" officeooo:rsid="002a5bf6" style:font-size-asian="14pt" style:font-size-complex="14pt"/>
    </style:style>
    <style:style style:name="T19" style:family="text">
      <style:text-properties style:font-name="Times New Roman" fo:font-size="14pt" fo:language="uk" fo:country="UA" officeooo:rsid="002a9e94" style:font-size-asian="14pt" style:font-size-complex="14pt"/>
    </style:style>
    <style:style style:name="T20" style:family="text"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21" style:family="text">
      <style:text-properties style:font-name="Times New Roman" fo:font-size="14pt" fo:language="uk" fo:country="UA" fo:font-weight="bold" officeooo:rsid="0026e7b6" style:font-size-asian="14pt" style:font-weight-asian="bold" style:font-size-complex="14pt"/>
    </style:style>
    <style:style style:name="T22" style:family="text">
      <style:text-properties style:font-name="Times New Roman" fo:font-size="14pt" fo:language="uk" fo:country="UA" fo:font-weight="bold" officeooo:rsid="00297901" style:font-size-asian="14pt" style:font-weight-asian="bold" style:font-size-complex="14pt"/>
    </style:style>
    <style:style style:name="T23" style:family="text">
      <style:text-properties style:font-name="Times New Roman" fo:language="uk" fo:country="UA"/>
    </style:style>
    <style:style style:name="T24" style:family="text">
      <style:text-properties style:font-name="Times New Roman" fo:language="uk" fo:country="UA" fo:font-weight="bold" style:font-weight-asian="bold"/>
    </style:style>
    <style:style style:name="T25" style:family="text">
      <style:text-properties style:font-name="Times New Roman" fo:language="uk" fo:country="UA" fo:font-weight="bold" officeooo:rsid="00297901" style:font-weight-asian="bold"/>
    </style:style>
    <style:style style:name="T26" style:family="text">
      <style:text-properties style:font-name="Times New Roman" fo:language="uk" fo:country="UA" fo:font-weight="bold" officeooo:rsid="0026e7b6" style:font-weight-asian="bold"/>
    </style:style>
    <style:style style:name="T27" style:family="text">
      <style:text-properties style:font-name="Times New Roman" fo:language="uk" fo:country="UA" officeooo:rsid="0026e7b6"/>
    </style:style>
    <style:style style:name="T28" style:family="text">
      <style:text-properties style:font-name="Times New Roman" fo:language="uk" fo:country="UA" officeooo:rsid="00279847"/>
    </style:style>
    <style:style style:name="T29" style:family="text">
      <style:text-properties style:font-name="Times New Roman" fo:language="uk" fo:country="UA" officeooo:rsid="002a5bf6"/>
    </style:style>
    <style:style style:name="T30" style:family="text">
      <style:text-properties style:font-name="Times New Roman" fo:language="uk" fo:country="UA" officeooo:rsid="002a9e94"/>
    </style:style>
    <style:style style:name="T31" style:family="text">
      <style:text-properties style:font-name="Times New Roman" fo:language="uk" fo:country="UA" officeooo:rsid="00297901"/>
    </style:style>
    <style:style style:name="T32" style:family="text">
      <style:text-properties style:font-name="Times New Roman" fo:language="uk" fo:country="UA" officeooo:rsid="0034638e"/>
    </style:style>
    <style:style style:name="T33" style:family="text">
      <style:text-properties fo:language="uk" fo:country="UA"/>
    </style:style>
    <style:style style:name="T34" style:family="text">
      <style:text-properties fo:language="uk" fo:country="UA" officeooo:rsid="002f0f90"/>
    </style:style>
    <style:style style:name="T35" style:family="text">
      <style:text-properties fo:language="uk" fo:country="UA" officeooo:rsid="0030e411"/>
    </style:style>
    <style:style style:name="T36" style:family="text">
      <style:text-properties officeooo:rsid="002a5bf6"/>
    </style:style>
    <style:style style:name="T37" style:family="text">
      <style:text-properties fo:font-variant="normal" fo:text-transform="none" fo:color="#c9211e" loext:opacity="100%" style:font-name="Open Sans" fo:font-size="10.5pt" fo:letter-spacing="normal" fo:font-style="normal" fo:font-weight="normal" officeooo:rsid="002c7bd5"/>
    </style:style>
    <style:style style:name="T38" style:family="text">
      <style:text-properties fo:font-variant="normal" fo:text-transform="none" fo:color="#c9211e" loext:opacity="100%" style:font-name="Open Sans" fo:font-size="10.5pt" fo:letter-spacing="normal" fo:font-style="normal" fo:font-weight="normal" officeooo:rsid="001ac126"/>
    </style:style>
    <style:style style:name="T39" style:family="text">
      <style:text-properties fo:color="#626262" loext:opacity="100%"/>
    </style:style>
    <style:style style:name="T40" style:family="text">
      <style:text-properties fo:color="#626262" loext:opacity="100%" style:font-name="Open Sans1" fo:font-size="12pt" fo:font-weight="normal"/>
    </style:style>
    <style:style style:name="T41" style:family="text">
      <style:text-properties fo:color="#626262" loext:opacity="100%" style:font-name="Helvetica" fo:font-size="10.5pt" fo:font-style="italic" fo:font-weight="normal"/>
    </style:style>
    <style:style style:name="T42" style:family="text">
      <style:text-properties fo:color="#626262" loext:opacity="100%" fo:font-style="italic"/>
    </style:style>
    <style:style style:name="T43" style:family="text">
      <style:text-properties fo:color="#626262" loext:opacity="100%" fo:font-style="italic" fo:font-weight="normal" style:font-weight-asian="normal" style:font-weight-complex="normal"/>
    </style:style>
    <style:style style:name="T44" style:family="text">
      <style:text-properties fo:color="#626262" loext:opacity="100%" fo:font-style="italic" style:font-weight-complex="bold"/>
    </style:style>
    <style:style style:name="T45" style:family="text">
      <style:text-properties fo:color="#626262" loext:opacity="100%" style:font-style-asian="normal" style:font-style-complex="normal" style:font-weight-complex="bold"/>
    </style:style>
    <style:style style:name="T46" style:family="text">
      <style:text-properties officeooo:rsid="002bb483"/>
    </style:style>
    <style:style style:name="T47" style:family="text">
      <style:text-properties officeooo:rsid="0032b30b"/>
    </style:style>
    <style:style style:name="T48" style:family="text">
      <style:text-properties style:font-style-asian="normal" style:font-style-complex="normal"/>
    </style:style>
    <style:style style:name="T49" style:family="text">
      <style:text-properties style:font-style-asian="normal" style:font-style-complex="normal" style:font-weight-complex="bold"/>
    </style:style>
    <style:style style:name="T50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3">До</text:span><text:span text:style-name="T31"> Бориспільського </text:span><text:span text:style-name="T23">відділу поліції Головного/Управління управління Національної поліції в </text:span><text:span text:style-name="T27">Київській </text:span><text:span text:style-name="T23">області </text:span></text:p>
      <text:p text:style-name="P10"/>
      <text:h text:style-name="P1" text:outline-level="2"><text:span text:style-name="T48">08302</text:span><text:span text:style-name="T50">, </text:span>Київська область, м. Бориспіль, вул. Сергія Камінського, 4</text:h>
      <text:p text:style-name="P10"/>
      <text:p text:style-name="P15"><text:span text:style-name="T27">Пилипчук</text:span><text:span text:style-name="T28">а</text:span><text:span text:style-name="T27"> Роман</text:span><text:span text:style-name="T28">а</text:span><text:span text:style-name="T27"> Борисович</text:span><text:span text:style-name="T28">а</text:span><text:span text:style-name="T23"> </text:span><text:span text:style-name="T32">1985 </text:span><text:span text:style-name="T23">р.н.,</text:span></text:p>
      <text:p text:style-name="P15"><text:span text:style-name="T23"/></text:p>
      <text:p text:style-name="P15"><text:span text:style-name="T23">зареєстрований за адресою: </text:span><text:span text:style-name="T29">08300, </text:span><text:span text:style-name="T27">Київська обл., м. Бориспіль, вул. Нова 2, буд. 8, кв. 81.</text:span></text:p>
      <text:p text:style-name="P15"><text:span text:style-name="T23"/></text:p>
      <text:p text:style-name="P15"><text:span text:style-name="T23">проживає за адресою: </text:span></text:p>
      <text:p text:style-name="P15"><text:span text:style-name="T29">08300, </text:span><text:span text:style-name="T27">Київська обл., м. Бориспіль, вул. Нова 2, буд. 8, кв. 81.</text:span></text:p>
      <text:p text:style-name="P15"><text:span text:style-name="T27"/></text:p>
      <text:p text:style-name="P14"><text:span text:style-name="T23">телефон</text:span><text:span text:style-name="T30">и</text:span><text:span text:style-name="T23">: </text:span><text:span text:style-name="T27">380-63-966-75-36, </text:span><text:span text:style-name="T30">380-68-152-24-99</text:span></text:p>
      <text:p text:style-name="P9"><text:span text:style-name="T15"><text:line-break/></text:span><text:span text:style-name="T20">ЗАЯВА</text:span></text:p>
      <text:p text:style-name="P9"><text:span text:style-name="T20">про факт вчинення кримінального правопорушення</text:span></text:p>
      <text:p text:style-name="P4"><text:span text:style-name="T20">(в порядку ст. 60, ст. 214 та ст. 216 КПК України)</text:span></text:p>
      <text:p text:style-name="P4"><text:span text:style-name="T20"/></text:p>
      <text:p text:style-name="P2">11 серпня 2022 року близько 21:10 год за адресою м. Бориспіль, вул. Нова 2, <text:span text:style-name="T1">буд. </text:span><text:span text:style-name="T3">?</text:span><text:span text:style-name="T1"> </text:span>на мене напали три <text:span text:style-name="T1">невідомі </text:span>чоловіки <text:span text:style-name="T1">та почали бити</text:span>. <text:span text:style-name="T7">Без пояснень, причин, приводу.</text:span></text:p>
      <text:p text:style-name="P2"/>
      <text:p text:style-name="P2"><text:span text:style-name="T1">З огляду на точність, “поставленість” ударів, їх фізичну форму, я сказав би, що вони займалися якимись видами бойових мистецтв. З огляду на підступність, продуманість початку нападу, характер їх взаємодії під час цього, я сказав би, що ці люди спеціально готувалися нападати та здійснювати побиття гуртом. </text:span></text:p>
      <text:p text:style-name="P2"/>
      <text:p text:style-name="P3"><text:span text:style-name="T1">Тривало це хвилин 10-15. Без суттєвих травм. </text:span><text:span text:style-name="T10">Свідків не було жодних. </text:span><text:span text:style-name="T1">Усім близько 40 років, спортивної зовнішності. <text:s/></text:span><text:span text:style-name="T11">Близько </text:span><text:span text:style-name="T1">180 см зросту. </text:span><text:span text:style-name="T12">З</text:span><text:span text:style-name="T1">дається, </text:span><text:span text:style-name="T12">с</text:span><text:span text:style-name="T1">вітле, коротко стрижене волосся. Було уже темно і через удари, які на мене осипалися я й згадати їх зовнішність особливо не можу. </text:span><text:span text:style-name="T14">Ніяких особливих прикмет. </text:span><text:span text:style-name="T8">Розмовляли вони російською.</text:span></text:p>
      <text:p text:style-name="P2"/>
      <text:p text:style-name="Standard">Такого роду напади та побиття протягом цього року робилися щодо мене до описаного випадку ще три рази. Кожного разу нові люди. До поліції не звертався через відсутність будь-яких даних щодо того хто і для чого це робить. А також через минулий негативний досвід спілкування з поліцією.</text:p>
      <text:p text:style-name="P5"/>
      <text:p text:style-name="Standard"><text:span text:style-name="T33">На підставі викладеного та керуючись ст.ст. 55, 56, 60, 61 <text:s/>та ст.ст. 214, <text:s/>216, 218, 224 КПК України, </text:span></text:p>
      <text:p text:style-name="P5"/>
      <text:p text:style-name="P7">ПРОШУ:</text:p>
      <text:p text:style-name="P6">1. Зареєструвати вищезазначений факт у Журналі єдиного обліку кримінальних правопорушень <text:span text:style-name="T46">Бориспільського </text:span>відділу поліції Головного управління Національної поліції Київської області, про що мене повідомити.</text:p>
      <text:p text:style-name="Standard">2. Внести відомості до Єдиного реєстру досудових розслідувань за фактом вчиненого кримінального правопорушення, передбаченого ч. 2 ст. 187 (розбій, вчинений за попередньою змовою групою осіб, або особою, яка раніше вчинила розбій або бандитизм) КК України.</text:p>
      <text:p text:style-name="P6">3. Повідомити мене про початок досудового розслідування.</text:p>
      <text:p text:style-name="P6"><text:soft-page-break/>4. Визнати мене потерпілим у кримінальному провадженні та допитати як потерпілого.</text:p>
      <text:p text:style-name="P6">5. Визнати мене цивільним позивачем у кримінальному провадженні.</text:p>
      <text:p text:style-name="P8">6. Забезпечити безпеку мою та інших громад<text:span text:style-name="T13">ян</text:span> міста <text:span text:style-name="T47">н</text:span>а його вулицях.</text:p>
      <text:p text:style-name="Standard"/>
      <text:p text:style-name="Standard"><text:span text:style-name="T33">Додатки до заяви на </text:span><text:span text:style-name="T35">двох</text:span><text:span text:style-name="T33"> арк.:</text:span></text:p>
      <text:list xml:id="list351260431" text:style-name="WWNum2">
        <text:list-item text:start-value="1">
          <text:p text:style-name="Standard"><text:span text:style-name="T33">копія паспорта громадянина України в 1-му примірнику на </text:span><text:span text:style-name="T34">1</text:span><text:span text:style-name="T33">арк.;</text:span></text:p>
        </text:list-item>
        <text:list-item>
          <text:p text:style-name="Standard"><text:span text:style-name="T33">копія картки платника податків в 1-му примірнику на </text:span><text:span text:style-name="T34">1</text:span><text:span text:style-name="T33"> арк.;</text:span></text:p>
          <text:p text:style-name="Standard"/>
        </text:list-item>
      </text:list>
      <text:p text:style-name="Standard"><text:span text:style-name="T33">«</text:span><text:span text:style-name="T34">12</text:span><text:span text:style-name="T33">» </text:span><text:span text:style-name="T34">серпня</text:span><text:span text:style-name="T33"> 20</text:span><text:span text:style-name="T34">22</text:span><text:span text:style-name="T33"><text:tab/><text:tab/> <text:s text:c="3"/>_____________ (</text:span><text:span text:style-name="T34">Р. Б. Пилипчук</text:span><text:span text:style-name="T33">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 Sans1" svg:font-family="'Open Sans'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08:41:34.009668669</meta:creation-date>
    <dc:date>2022-08-12T09:42:18.729460672</dc:date>
    <meta:editing-duration>PT1H31S</meta:editing-duration>
    <meta:editing-cycles>32</meta:editing-cycles>
    <meta:generator>LibreOffice/7.3.5.2$Linux_X86_64 LibreOffice_project/30$Build-2</meta:generator>
    <meta:document-statistic meta:table-count="0" meta:image-count="0" meta:object-count="0" meta:page-count="2" meta:paragraph-count="26" meta:word-count="393" meta:character-count="2669" meta:non-whitespace-character-count="2291"/>
  </office:meta>
</office:document-meta>
</file>